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a" svg:font-family="Comfortaa"/>
    <style:font-face style:name="Comfortaa Medium2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" svg:font-family="'Comfortaa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2" style:font-size-asian="18pt" style:font-name-complex="Comfortaa Medium2" style:font-size-complex="18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32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2" style:font-size-asian="14pt" style:font-name-complex="Comfortaa Medium2" style:font-size-complex="14pt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" fo:font-style="normal" fo:font-weight="normal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" fo:font-style="normal" fo:font-weight="normal"/>
    </style:style>
    <style:style style:name="ce69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7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7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2" style:font-size-asian="12pt" style:font-name-complex="Comfortaa Medium2" style:font-size-complex="12pt"/>
    </style:style>
    <style:style style:name="ce7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4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81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2" style:font-size-asian="12pt" style:font-name-complex="Comfortaa Medium2" style:font-size-complex="12pt"/>
    </style:style>
    <style:style style:name="ce8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2" style:font-size-asian="18pt" style:font-name-complex="Comfortaa Medium2" style:font-size-complex="18pt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6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2" style:font-size-asian="18pt" style:font-name-complex="Comfortaa Medium2" style:font-size-complex="18pt"/>
    </style:style>
    <style:style style:name="ce10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ce21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2" style:font-size-asian="12pt" style:font-name-complex="Comfortaa Medium2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47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5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2" style:font-size-asian="12pt" style:font-name-complex="Comfortaa Medium2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2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3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2" style:font-size-asian="14pt" style:font-name-complex="Comfortaa Medium2" style:font-size-complex="14pt"/>
    </style:style>
    <style:style style:name="ce71" style:family="table-cell" style:parent-style-name="Default">
      <style:table-cell-properties fo:border-bottom="none" fo:border-left="none" fo:border-right="0.99pt solid #000000" fo:border-top="none"/>
      <style:paragraph-properties style:writing-mode="page"/>
      <style:text-properties style:font-name="Comfortaa Medium1" fo:font-style="normal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42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4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5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7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1" fo:font-size="11pt" fo:font-style="normal" fo:font-weight="normal" style:font-name-asian="Comfortaa Medium2" style:font-size-asian="11pt" style:font-name-complex="Comfortaa Medium2" style:font-size-complex="11pt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40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1" fo:font-style="normal" fo:font-weight="normal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Comfortaa Medium1"/>
    </style:style>
    <style:style style:name="ce84" style:family="table-cell" style:parent-style-name="Default">
      <style:table-cell-properties fo:border-bottom="0.06pt solid #000000" fo:border-left="0.99pt solid #000000" fo:border-right="0.99pt solid #000000" fo:border-top="none"/>
      <style:paragraph-properties style:writing-mode="page"/>
      <style:text-properties style:font-name="Comfortaa Medium1"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"/>
          <table:table-cell table:style-name="ce1"/>
          <table:table-cell table:style-name="ce64" office:value-type="string" calcext:value-type="string" table:number-columns-spanned="4" table:number-rows-spanned="2">
            <text:p>Lucas Murtfeld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1"/>
          <table:table-cell table:style-name="ce1" table:number-columns-repeated="49"/>
        </table:table-row>
        <table:table-row table:style-name="ro2">
          <table:table-cell table:style-name="ce1"/>
          <table:covered-table-cell table:style-name="ce8"/>
          <table:covered-table-cell table:style-name="ce19"/>
          <table:covered-table-cell table:number-columns-repeated="2" table:style-name="ce72"/>
          <table:table-cell table:style-name="ce1"/>
          <table:covered-table-cell table:number-columns-repeated="4"/>
          <table:table-cell table:style-name="ce1"/>
          <table:covered-table-cell table:style-name="ce8"/>
          <table:covered-table-cell table:style-name="ce19"/>
          <table:covered-table-cell table:number-columns-repeated="2" table:style-name="ce72"/>
          <table:table-cell table:style-name="ce1" table:number-columns-repeated="49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32"/>
          <table:table-cell table:style-name="ce73" office:value-type="string" calcext:value-type="string">
            <text:p><text:span text:style-name="T2">Tag:</text:span></text:p>
          </table:table-cell>
          <table:table-cell table:style-name="ce86" office:value-type="string" calcext:value-type="string">
            <text:p><text:span text:style-name="T2">Zeit:</text:span></text:p>
          </table:table-cell>
          <table:table-cell table:style-name="ce1"/>
          <table:table-cell table:style-name="ce94" office:value-type="string" calcext:value-type="string">
            <text:p>AP</text:p>
          </table:table-cell>
          <table:table-cell table:style-name="ce65" office:value-type="string" calcext:value-type="string">
            <text:p>Aktivitaet</text:p>
          </table:table-cell>
          <table:table-cell table:style-name="ce41" office:value-type="string" calcext:value-type="string">
            <text:p><text:span text:style-name="T2">Tag:</text:span></text:p>
          </table:table-cell>
          <table:table-cell table:style-name="ce41" office:value-type="string" calcext:value-type="string">
            <text:p><text:span text:style-name="T2">Zeit:</text:span></text:p>
          </table:table-cell>
          <table:table-cell table:style-name="ce1"/>
          <table:table-cell table:style-name="ce94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33"/>
          <table:table-cell table:style-name="ce41" office:value-type="string" calcext:value-type="string">
            <text:p><text:span text:style-name="T2">Tag:</text:span></text:p>
          </table:table-cell>
          <table:table-cell table:style-name="ce41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6" office:value-type="string" calcext:value-type="string">
            <text:p>-</text:p>
          </table:table-cell>
          <table:table-cell table:style-name="ce38" office:value-type="string" calcext:value-type="string">
            <text:p>Ideen Sammlung</text:p>
          </table:table-cell>
          <table:table-cell table:style-name="ce74" office:value-type="date" office:date-value="2021-01-11" calcext:value-type="date">
            <text:p>11.01.21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11" office:value-type="float" office:value="1200" calcext:value-type="float">
            <text:p>1200</text:p>
          </table:table-cell>
          <table:table-cell table:style-name="ce100" office:value-type="string" calcext:value-type="string">
            <text:p>Plan erstellen</text:p>
          </table:table-cell>
          <table:table-cell table:style-name="ce34" office:value-type="string" calcext:value-type="string">
            <text:p>01.02.21</text:p>
          </table:table-cell>
          <table:table-cell table:style-name="ce59" office:value-type="float" office:value="4" calcext:value-type="float">
            <text:p>4</text:p>
          </table:table-cell>
          <table:table-cell table:style-name="ce1"/>
          <table:table-cell table:style-name="ce24" table:number-columns-spanned="2" table:number-rows-spanned="1"/>
          <table:covered-table-cell table:style-name="ce71"/>
          <table:table-cell table:style-name="ce42"/>
          <table:table-cell table:style-name="ce48"/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Rhythmus | 3D | Entscheidung</text:p>
          </table:table-cell>
          <table:table-cell table:style-name="ce75" office:value-type="date" office:date-value="2021-01-12" calcext:value-type="date">
            <text:p>12.01.2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12" office:value-type="float" office:value="1300" calcext:value-type="float">
            <text:p>1300</text:p>
          </table:table-cell>
          <table:table-cell table:style-name="ce67" office:value-type="string" calcext:value-type="string">
            <text:p><text:s/>Arbeitsumgebung aussuchen</text:p>
          </table:table-cell>
          <table:table-cell table:style-name="ce36" office:value-type="string" calcext:value-type="string">
            <text:p>01.02.21</text:p>
          </table:table-cell>
          <table:table-cell table:style-name="ce59" office:value-type="float" office:value="2" calcext:value-type="float">
            <text:p>2</text:p>
          </table:table-cell>
          <table:table-cell table:style-name="ce1"/>
          <table:table-cell table:style-name="ce25" office:value-type="string" calcext:value-type="string" table:number-columns-spanned="2" table:number-rows-spanned="1">
            <text:p><text:span text:style-name="T3">Ideen Sammlung</text:span></text:p>
          </table:table-cell>
          <table:covered-table-cell table:style-name="ce35"/>
          <table:table-cell table:style-name="ce43" office:value-type="date" office:date-value="2021-01-11" calcext:value-type="date">
            <text:p>11.01.21</text:p>
          </table:table-cell>
          <table:table-cell table:style-name="ce4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Unity Hub</text:p>
          </table:table-cell>
          <table:table-cell table:style-name="ce75" office:value-type="date" office:date-value="2021-01-14" calcext:value-type="date">
            <text:p>14.01.2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10" office:value-type="float" office:value="1500" calcext:value-type="float">
            <text:p>1500</text:p>
          </table:table-cell>
          <table:table-cell table:style-name="ce100" office:value-type="string" calcext:value-type="string">
            <text:p><text:s/>Tests</text:p>
          </table:table-cell>
          <table:table-cell table:style-name="ce36" office:value-type="string" calcext:value-type="string">
            <text:p>15.02.21</text:p>
          </table:table-cell>
          <table:table-cell table:style-name="ce59" office:value-type="float" office:value="4" calcext:value-type="float">
            <text:p>4</text:p>
          </table:table-cell>
          <table:table-cell table:style-name="ce1"/>
          <table:table-cell table:style-name="ce25" office:value-type="string" calcext:value-type="string" table:number-columns-spanned="2" table:number-rows-spanned="1">
            <text:p><text:span text:style-name="T3">Rhythmus | 2D | Entscheidung</text:span></text:p>
          </table:table-cell>
          <table:covered-table-cell table:style-name="ce35"/>
          <table:table-cell table:style-name="ce43" office:value-type="date" office:date-value="2021-01-12" calcext:value-type="date">
            <text:p>12.01.21</text:p>
          </table:table-cell>
          <table:table-cell table:style-name="ce4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52" office:value-type="string" calcext:value-type="string">
            <text:p>Lastenheft fertigstellen</text:p>
          </table:table-cell>
          <table:table-cell table:style-name="ce75" office:value-type="date" office:date-value="2021-01-15" calcext:value-type="date">
            <text:p>15.01.21</text:p>
          </table:table-cell>
          <table:table-cell table:style-name="ce88" office:value-type="float" office:value="3" calcext:value-type="float">
            <text:p>3</text:p>
          </table:table-cell>
          <table:table-cell/>
          <table:table-cell table:style-name="ce10" office:value-type="float" office:value="2100" calcext:value-type="float">
            <text:p>2100</text:p>
          </table:table-cell>
          <table:table-cell table:style-name="ce100" office:value-type="string" calcext:value-type="string">
            <text:p>Informieren</text:p>
          </table:table-cell>
          <table:table-cell table:style-name="ce36" office:value-type="string" calcext:value-type="string">
            <text:p>15.02.21</text:p>
          </table:table-cell>
          <table:table-cell table:style-name="ce59" office:value-type="float" office:value="2" calcext:value-type="float">
            <text:p>2</text:p>
          </table:table-cell>
          <table:table-cell table:style-name="ce1"/>
          <table:table-cell table:style-name="ce25" office:value-type="string" calcext:value-type="string" table:number-columns-spanned="2" table:number-rows-spanned="1">
            <text:p><text:span text:style-name="T3">Unity Hub</text:span></text:p>
          </table:table-cell>
          <table:covered-table-cell table:style-name="ce35"/>
          <table:table-cell table:style-name="ce43" office:value-type="date" office:date-value="2021-01-14" calcext:value-type="date">
            <text:p>14.01.21</text:p>
          </table:table-cell>
          <table:table-cell table:style-name="ce4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13" office:value-type="string" calcext:value-type="string">
            <text:p>-</text:p>
          </table:table-cell>
          <table:table-cell table:style-name="ce52" office:value-type="string" calcext:value-type="string">
            <text:p>Main Menü erstellen</text:p>
          </table:table-cell>
          <table:table-cell table:style-name="ce75" office:value-type="date" office:date-value="2021-01-18" calcext:value-type="date">
            <text:p>18.01.2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10" office:value-type="float" office:value="2100" calcext:value-type="float">
            <text:p>2100</text:p>
          </table:table-cell>
          <table:table-cell table:style-name="ce100" office:value-type="string" calcext:value-type="string">
            <text:p>Erste Tests</text:p>
          </table:table-cell>
          <table:table-cell table:style-name="ce39" office:value-type="string" calcext:value-type="string">
            <text:p>15.02.21</text:p>
          </table:table-cell>
          <table:table-cell table:style-name="ce34" office:value-type="float" office:value="4" calcext:value-type="float">
            <text:p>4</text:p>
          </table:table-cell>
          <table:table-cell table:style-name="ce1"/>
          <table:table-cell table:style-name="ce25" office:value-type="string" calcext:value-type="string" table:number-columns-spanned="2" table:number-rows-spanned="1">
            <text:p><text:span text:style-name="T3">Lastenheft fertigstellen</text:span></text:p>
          </table:table-cell>
          <table:covered-table-cell table:style-name="ce35"/>
          <table:table-cell table:style-name="ce44" office:value-type="date" office:date-value="2021-01-15" calcext:value-type="date">
            <text:p>15.01.21</text:p>
          </table:table-cell>
          <table:table-cell table:style-name="ce49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Erstellen der Objekte</text:p>
          </table:table-cell>
          <table:table-cell table:style-name="ce75" office:value-type="date" office:date-value="2021-01-25" calcext:value-type="date">
            <text:p>25.01.2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0" office:value-type="float" office:value="2100" calcext:value-type="float">
            <text:p>2100</text:p>
          </table:table-cell>
          <table:table-cell table:style-name="ce10" office:value-type="string" calcext:value-type="string">
            <text:p>Erstes Funktionales Menu</text:p>
          </table:table-cell>
          <table:table-cell table:style-name="ce39" office:value-type="string" calcext:value-type="string">
            <text:p>17.02.21</text:p>
          </table:table-cell>
          <table:table-cell table:style-name="ce34" office:value-type="float" office:value="6" calcext:value-type="float">
            <text:p>6</text:p>
          </table:table-cell>
          <table:table-cell table:style-name="ce1"/>
          <table:table-cell table:style-name="ce25" office:value-type="string" calcext:value-type="string" table:number-columns-spanned="2" table:number-rows-spanned="1">
            <text:p><text:span text:style-name="T3">Main Menü erstellen</text:span></text:p>
          </table:table-cell>
          <table:covered-table-cell table:style-name="ce35"/>
          <table:table-cell table:style-name="ce44" office:value-type="date" office:date-value="2021-01-18" calcext:value-type="date">
            <text:p>18.01.21</text:p>
          </table:table-cell>
          <table:table-cell table:style-name="ce4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Movement/Steuerung</text:p>
          </table:table-cell>
          <table:table-cell table:style-name="ce75" office:value-type="date" office:date-value="2021-01-26" calcext:value-type="date">
            <text:p>26.01.2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0" office:value-type="float" office:value="2200" calcext:value-type="float">
            <text:p>2200</text:p>
          </table:table-cell>
          <table:table-cell table:style-name="ce10" office:value-type="string" calcext:value-type="string">
            <text:p>Test Player Design</text:p>
          </table:table-cell>
          <table:table-cell table:style-name="ce39" office:value-type="string" calcext:value-type="string">
            <text:p>14.02.21</text:p>
          </table:table-cell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26" office:value-type="string" calcext:value-type="string" table:number-columns-spanned="2" table:number-rows-spanned="1">
            <text:p>Erstellen der Objekte</text:p>
          </table:table-cell>
          <table:covered-table-cell table:style-name="ce71"/>
          <table:table-cell table:style-name="ce44" office:value-type="date" office:date-value="2021-01-25" calcext:value-type="date">
            <text:p>25.01.21</text:p>
          </table:table-cell>
          <table:table-cell table:style-name="ce40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Rotation der Kamera</text:p>
          </table:table-cell>
          <table:table-cell table:style-name="ce75" office:value-type="date" office:date-value="2021-01-28" calcext:value-type="date">
            <text:p>28.01.21</text:p>
          </table:table-cell>
          <table:table-cell table:style-name="ce88" office:value-type="float" office:value="1" calcext:value-type="float">
            <text:p>1</text:p>
          </table:table-cell>
          <table:table-cell/>
          <table:table-cell table:style-name="ce10" office:value-type="float" office:value="2200" calcext:value-type="float">
            <text:p>2200</text:p>
          </table:table-cell>
          <table:table-cell table:style-name="ce10" office:value-type="string" calcext:value-type="string">
            <text:p>Menu Design</text:p>
          </table:table-cell>
          <table:table-cell table:style-name="ce39" office:value-type="string" calcext:value-type="string">
            <text:p>14.02.21</text:p>
          </table:table-cell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26" office:value-type="string" calcext:value-type="string" table:number-columns-spanned="2" table:number-rows-spanned="1">
            <text:p>Movement/Steuerung</text:p>
          </table:table-cell>
          <table:covered-table-cell table:style-name="ce71"/>
          <table:table-cell table:style-name="ce44" office:value-type="date" office:date-value="2021-01-26" calcext:value-type="date">
            <text:p>26.01.21</text:p>
          </table:table-cell>
          <table:table-cell table:style-name="ce40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Pflichtenheft</text:p>
          </table:table-cell>
          <table:table-cell table:style-name="ce75" office:value-type="date" office:date-value="2021-02-05" calcext:value-type="date">
            <text:p>05.02.21</text:p>
          </table:table-cell>
          <table:table-cell table:style-name="ce88" office:value-type="float" office:value="4" calcext:value-type="float">
            <text:p>4</text:p>
          </table:table-cell>
          <table:table-cell/>
          <table:table-cell table:style-name="ce11" office:value-type="float" office:value="2200" calcext:value-type="float">
            <text:p>2200</text:p>
          </table:table-cell>
          <table:table-cell table:style-name="ce10" office:value-type="string" calcext:value-type="string">
            <text:p>Design Tests / Ideen</text:p>
          </table:table-cell>
          <table:table-cell table:style-name="ce39" office:value-type="string" calcext:value-type="string">
            <text:p>14.02.21</text:p>
          </table:table-cell>
          <table:table-cell table:style-name="ce50" office:value-type="float" office:value="8" calcext:value-type="float">
            <text:p>8</text:p>
          </table:table-cell>
          <table:table-cell table:style-name="ce1"/>
          <table:table-cell table:style-name="ce26" office:value-type="string" calcext:value-type="string" table:number-columns-spanned="2" table:number-rows-spanned="1">
            <text:p>Rotation der Kamera</text:p>
          </table:table-cell>
          <table:covered-table-cell table:style-name="ce71"/>
          <table:table-cell table:style-name="ce44" office:value-type="date" office:date-value="2021-01-28" calcext:value-type="date">
            <text:p>28.01.21</text:p>
          </table:table-cell>
          <table:table-cell table:style-name="ce40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Pflichtenheft</text:p>
          </table:table-cell>
          <table:table-cell table:style-name="ce75" office:value-type="date" office:date-value="2021-02-08" calcext:value-type="date">
            <text:p>08.02.2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12" office:value-type="float" office:value="2300" calcext:value-type="float">
            <text:p>2300</text:p>
          </table:table-cell>
          <table:table-cell table:style-name="ce10" office:value-type="string" calcext:value-type="string">
            <text:p>Erste versuche Movement</text:p>
          </table:table-cell>
          <table:table-cell table:style-name="ce39" office:value-type="string" calcext:value-type="string">
            <text:p>16.02.21</text:p>
          </table:table-cell>
          <table:table-cell table:style-name="ce50" office:value-type="float" office:value="4" calcext:value-type="float">
            <text:p>4</text:p>
          </table:table-cell>
          <table:table-cell table:style-name="ce1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100"/>
          <table:table-cell table:style-name="ce44" office:value-type="date" office:date-value="2021-02-05" calcext:value-type="date">
            <text:p>05.02.21</text:p>
          </table:table-cell>
          <table:table-cell table:style-name="ce40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Pflichtenheft</text:p>
          </table:table-cell>
          <table:table-cell table:style-name="ce75" office:value-type="date" office:date-value="2021-02-09" calcext:value-type="date">
            <text:p>09.02.2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12" office:value-type="float" office:value="2300" calcext:value-type="float">
            <text:p>2300</text:p>
          </table:table-cell>
          <table:table-cell table:style-name="ce10" office:value-type="string" calcext:value-type="string">
            <text:p>Erste versuche Movement</text:p>
          </table:table-cell>
          <table:table-cell table:style-name="ce39" office:value-type="string" calcext:value-type="string">
            <text:p>16.02.21</text:p>
          </table:table-cell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100"/>
          <table:table-cell table:style-name="ce44" office:value-type="date" office:date-value="2021-02-08" calcext:value-type="date">
            <text:p>08.02.21</text:p>
          </table:table-cell>
          <table:table-cell table:style-name="ce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52" office:value-type="string" calcext:value-type="string">
            <text:p>Pflichtenheft</text:p>
          </table:table-cell>
          <table:table-cell table:style-name="ce75" office:value-type="date" office:date-value="2021-02-15" calcext:value-type="date">
            <text:p>15.02.21</text:p>
          </table:table-cell>
          <table:table-cell table:style-name="ce88" office:value-type="float" office:value="2" calcext:value-type="float">
            <text:p>2</text:p>
          </table:table-cell>
          <table:table-cell/>
          <table:table-cell table:style-name="ce12" office:value-type="float" office:value="2300" calcext:value-type="float">
            <text:p>2300</text:p>
          </table:table-cell>
          <table:table-cell table:style-name="ce10" office:value-type="string" calcext:value-type="string">
            <text:p>Redsign Movement</text:p>
          </table:table-cell>
          <table:table-cell table:style-name="ce39" office:value-type="string" calcext:value-type="string">
            <text:p>18.02.21</text:p>
          </table:table-cell>
          <table:table-cell table:style-name="ce50" office:value-type="float" office:value="8" calcext:value-type="float">
            <text:p>8</text:p>
          </table:table-cell>
          <table:table-cell table:style-name="ce1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71"/>
          <table:table-cell table:style-name="ce44" office:value-type="date" office:date-value="2021-02-09" calcext:value-type="date">
            <text:p>09.02.21</text:p>
          </table:table-cell>
          <table:table-cell table:style-name="ce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Github aufsetzen</text:p>
          </table:table-cell>
          <table:table-cell table:style-name="ce76" office:value-type="date" office:date-value="2021-02-16" calcext:value-type="date">
            <text:p>16.02.21</text:p>
          </table:table-cell>
          <table:table-cell table:style-name="ce80" office:value-type="float" office:value="3" calcext:value-type="float">
            <text:p>3</text:p>
          </table:table-cell>
          <table:table-cell table:style-name="ce1"/>
          <table:table-cell table:style-name="ce10" office:value-type="float" office:value="2400" calcext:value-type="float">
            <text:p>2400</text:p>
          </table:table-cell>
          <table:table-cell table:style-name="ce10" office:value-type="string" calcext:value-type="string">
            <text:p>Base Colision</text:p>
          </table:table-cell>
          <table:table-cell table:style-name="ce39" office:value-type="string" calcext:value-type="string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1"/>
          <table:table-cell table:style-name="ce26" office:value-type="string" calcext:value-type="string" table:number-columns-spanned="2" table:number-rows-spanned="1">
            <text:p>Pflichtenheft</text:p>
          </table:table-cell>
          <table:covered-table-cell table:style-name="ce71"/>
          <table:table-cell table:style-name="ce44" office:value-type="date" office:date-value="2021-02-15" calcext:value-type="date">
            <text:p>15.02.21</text:p>
          </table:table-cell>
          <table:table-cell table:style-name="ce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Dateisystem aufsetzen für Github</text:p>
          </table:table-cell>
          <table:table-cell table:style-name="ce76" office:value-type="date" office:date-value="2021-02-18" calcext:value-type="date">
            <text:p>18.02.21</text:p>
          </table:table-cell>
          <table:table-cell table:style-name="ce80" office:value-type="float" office:value="3" calcext:value-type="float">
            <text:p>3</text:p>
          </table:table-cell>
          <table:table-cell table:style-name="ce1"/>
          <table:table-cell table:style-name="ce10" office:value-type="float" office:value="2400" calcext:value-type="float">
            <text:p>2400</text:p>
          </table:table-cell>
          <table:table-cell table:style-name="ce10" office:value-type="string" calcext:value-type="string">
            <text:p>Base Colision</text:p>
          </table:table-cell>
          <table:table-cell table:style-name="ce39" office:value-type="string" calcext:value-type="string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44" office:value-type="date" office:date-value="2021-02-16" calcext:value-type="date">
            <text:p>16.02.21</text:p>
          </table:table-cell>
          <table:table-cell table:style-name="ce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Einführung von Github</text:p>
          </table:table-cell>
          <table:table-cell table:style-name="ce45" office:value-type="date" office:date-value="2021-02-19" calcext:value-type="date">
            <text:p>19.02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10" office:value-type="float" office:value="2500" calcext:value-type="float">
            <text:p>2500</text:p>
          </table:table-cell>
          <table:table-cell table:style-name="ce10" office:value-type="string" calcext:value-type="string">
            <text:p>Ideen Sammeln</text:p>
          </table:table-cell>
          <table:table-cell table:style-name="ce45" office:value-type="string" calcext:value-type="string">
            <text:p>20.02.21</text:p>
          </table:table-cell>
          <table:table-cell table:style-name="ce60" office:value-type="float" office:value="1" calcext:value-type="float">
            <text:p>1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5" office:value-type="date" office:date-value="2021-02-17" calcext:value-type="date">
            <text:p>17.02.21</text:p>
          </table:table-cell>
          <table:table-cell table:style-name="ce3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Einführung Unity</text:p>
          </table:table-cell>
          <table:table-cell table:style-name="ce78" office:value-type="date" office:date-value="2021-02-20" calcext:value-type="date">
            <text:p>20.02.21</text:p>
          </table:table-cell>
          <table:table-cell table:style-name="ce80" office:value-type="float" office:value="2" calcext:value-type="float">
            <text:p>2</text:p>
          </table:table-cell>
          <table:table-cell table:style-name="ce1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Mit SFX bekannt machen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2" calcext:value-type="float">
            <text:p>2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18" calcext:value-type="date">
            <text:p>18.02.21</text:p>
          </table:table-cell>
          <table:table-cell table:style-name="ce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Informiert über Unity</text:p>
          </table:table-cell>
          <table:table-cell table:style-name="ce78" office:value-type="date" office:date-value="2021-02-22" calcext:value-type="date">
            <text:p>22.02.21</text:p>
          </table:table-cell>
          <table:table-cell table:style-name="ce80" office:value-type="float" office:value="2" calcext:value-type="float">
            <text:p>2</text:p>
          </table:table-cell>
          <table:table-cell table:style-name="ce1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Mit SFX bekannt machen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2" calcext:value-type="float">
            <text:p>2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19" calcext:value-type="date">
            <text:p>19.02.21</text:p>
          </table:table-cell>
          <table:table-cell table:style-name="ce40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Pflichtenheft</text:p>
          </table:table-cell>
          <table:table-cell table:style-name="ce78" office:value-type="date" office:date-value="2021-02-23" calcext:value-type="date">
            <text:p>23.02.21</text:p>
          </table:table-cell>
          <table:table-cell table:style-name="ce80" office:value-type="float" office:value="2" calcext:value-type="float">
            <text:p>2</text:p>
          </table:table-cell>
          <table:table-cell table:style-name="ce1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FL Studio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4" calcext:value-type="float">
            <text:p>4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22" calcext:value-type="date">
            <text:p>22.02.21</text:p>
          </table:table-cell>
          <table:table-cell table:style-name="ce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Pflichtenheft</text:p>
          </table:table-cell>
          <table:table-cell table:style-name="ce78" office:value-type="date" office:date-value="2021-02-25" calcext:value-type="date">
            <text:p>25.02.21</text:p>
          </table:table-cell>
          <table:table-cell table:style-name="ce80" office:value-type="float" office:value="2" calcext:value-type="float">
            <text:p>2</text:p>
          </table:table-cell>
          <table:table-cell table:style-name="ce1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Artists Anfragen</text:p>
          </table:table-cell>
          <table:table-cell table:style-name="ce46" office:value-type="string" calcext:value-type="string">
            <text:p>10.01.21</text:p>
          </table:table-cell>
          <table:table-cell table:style-name="ce50" office:value-type="float" office:value="1" calcext:value-type="float">
            <text:p>1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6" office:value-type="date" office:date-value="2021-02-23" calcext:value-type="date">
            <text:p>23.02.21</text:p>
          </table:table-cell>
          <table:table-cell table:style-name="ce4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Base Game Collision Fix</text:p>
          </table:table-cell>
          <table:table-cell table:style-name="ce78" office:value-type="date" office:date-value="2021-03-01" calcext:value-type="date">
            <text:p>01.03.21</text:p>
          </table:table-cell>
          <table:table-cell table:style-name="ce80" office:value-type="float" office:value="4" calcext:value-type="float">
            <text:p>4</text:p>
          </table:table-cell>
          <table:table-cell table:style-name="ce1"/>
          <table:table-cell table:style-name="ce10" office:value-type="float" office:value="2600" calcext:value-type="float">
            <text:p>2600</text:p>
          </table:table-cell>
          <table:table-cell table:style-name="ce10" office:value-type="string" calcext:value-type="string">
            <text:p>SFX Abschluss</text:p>
          </table:table-cell>
          <table:table-cell table:style-name="ce50" office:value-type="string" calcext:value-type="string">
            <text:p>11.01.21</text:p>
          </table:table-cell>
          <table:table-cell table:style-name="ce50" office:value-type="float" office:value="1" calcext:value-type="float">
            <text:p>1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7"/>
          <table:table-cell table:style-name="ce40"/>
          <table:table-cell table:style-name="ce1" table:number-columns-repeated="49"/>
        </table:table-row>
        <table:table-row table:style-name="ro6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date" office:date-value="2021-03-02" calcext:value-type="date">
            <text:p>02.03.21</text:p>
          </table:table-cell>
          <table:table-cell table:style-name="ce80"/>
          <table:table-cell table:style-name="ce1"/>
          <table:table-cell table:style-name="ce10" office:value-type="float" office:value="3100" calcext:value-type="float">
            <text:p>3100</text:p>
          </table:table-cell>
          <table:table-cell table:style-name="ce10" office:value-type="string" calcext:value-type="string">
            <text:p>Level Design</text:p>
          </table:table-cell>
          <table:table-cell table:style-name="ce50" office:value-type="string" calcext:value-type="string">
            <text:p>16.02.21</text:p>
          </table:table-cell>
          <table:table-cell table:style-name="ce50" office:value-type="float" office:value="1" calcext:value-type="float">
            <text:p>1</text:p>
          </table:table-cell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7"/>
          <table:table-cell table:style-name="ce40"/>
          <table:table-cell table:style-name="ce1" table:number-columns-repeated="49"/>
        </table:table-row>
        <table:table-row table:style-name="ro6">
          <table:table-cell table:style-name="ce1"/>
          <table:table-cell table:style-name="ce7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date" office:date-value="2021-03-04" calcext:value-type="date">
            <text:p>04.03.21</text:p>
          </table:table-cell>
          <table:table-cell table:style-name="ce80"/>
          <table:table-cell table:style-name="ce1"/>
          <table:table-cell table:style-name="ce10" office:value-type="string" calcext:value-type="string">
            <text:p>-</text:p>
          </table:table-cell>
          <table:table-cell table:style-name="ce10"/>
          <table:table-cell table:style-name="ce50" table:number-columns-repeated="2"/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7"/>
          <table:table-cell table:style-name="ce40"/>
          <table:table-cell table:style-name="ce1" table:number-columns-repeated="49"/>
        </table:table-row>
        <table:table-row table:style-name="ro6">
          <table:table-cell table:style-name="ce1"/>
          <table:table-cell table:style-name="ce7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0" table:number-columns-repeated="2"/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51" table:number-columns-repeated="2"/>
          <table:table-cell table:style-name="ce1"/>
          <table:table-cell table:number-columns-repeated="2" table:style-name="ce10" office:value-type="string" calcext:value-type="string">
            <text:p>-</text:p>
          </table:table-cell>
          <table:table-cell table:style-name="ce79"/>
          <table:table-cell table:style-name="ce84"/>
          <table:table-cell table:style-name="ce1" table:number-columns-repeated="49"/>
        </table:table-row>
        <table:table-row table:style-name="ro7">
          <table:table-cell table:style-name="ce1"/>
          <table:table-cell table:style-name="ce17"/>
          <table:table-cell/>
          <table:table-cell table:style-name="ce17" table:number-columns-repeated="2"/>
          <table:table-cell table:style-name="ce1"/>
          <table:table-cell table:style-name="ce14"/>
          <table:table-cell table:style-name="ce21"/>
          <table:table-cell table:style-name="ce47" office:value-type="string" calcext:value-type="string">
            <text:p><text:span text:style-name="T3">Ergebnis</text:span></text:p>
          </table:table-cell>
          <table:table-cell table:style-name="ce47" table:formula="of:=SUM([.J4:.J26])" office:value-type="float" office:value="64" calcext:value-type="float">
            <text:p>64</text:p>
          </table:table-cell>
          <table:table-cell table:style-name="ce1"/>
          <table:table-cell table:style-name="ce14"/>
          <table:table-cell table:style-name="ce21"/>
          <table:table-cell table:style-name="ce47" office:value-type="string" calcext:value-type="string">
            <text:p><text:span text:style-name="T3">Ergebnis</text:span></text:p>
          </table:table-cell>
          <table:table-cell table:style-name="ce47" table:formula="of:=SUM([.O5:.O24])" office:value-type="float" office:value="40" calcext:value-type="float">
            <text:p>40</text:p>
          </table:table-cell>
          <table:table-cell table:style-name="ce1" table:number-columns-repeated="49"/>
        </table:table-row>
        <table:table-row table:style-name="ro6" table:number-rows-repeated="3">
          <table:table-cell table:style-name="ce1"/>
          <table:table-cell table:style-name="ce18"/>
          <table:table-cell table:style-name="ce1"/>
          <table:table-cell table:style-name="ce18" table:number-columns-repeated="2"/>
          <table:table-cell table:style-name="ce1" table:number-columns-repeated="59"/>
        </table:table-row>
        <table:table-row table:style-name="ro6">
          <table:table-cell table:style-name="ce1"/>
          <table:table-cell table:style-name="ce20"/>
          <table:table-cell table:style-name="ce1"/>
          <table:table-cell table:style-name="ce18" table:number-columns-repeated="2"/>
          <table:table-cell table:style-name="ce1" table:number-columns-repeated="59"/>
        </table:table-row>
        <table:table-row table:style-name="ro7">
          <table:table-cell table:style-name="ce1"/>
          <table:table-cell table:style-name="ce23"/>
          <table:table-cell table:style-name="ce69"/>
          <table:table-cell table:style-name="ce81" office:value-type="string" calcext:value-type="string">
            <text:p><text:span text:style-name="T3">Ergebnis</text:span></text:p>
          </table:table-cell>
          <table:table-cell table:style-name="ce81" table:formula="of:=SUM([.E4:.E31])" office:value-type="float" office:value="44" calcext:value-type="float">
            <text:p>44</text:p>
          </table:table-cell>
          <table:table-cell table:style-name="ce1" table:number-columns-repeated="59"/>
        </table:table-row>
        <table:table-row table:style-name="ro6" table:number-rows-repeated="4">
          <table:table-cell table:style-name="ce1" table:number-columns-repeated="64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72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72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72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0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0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72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72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0"/>
          <table:table-cell table:style-name="ce53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29" table:number-columns-spanned="2" table:number-rows-spanned="1"/>
          <table:covered-table-cell table:style-name="ce29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30" table:number-columns-spanned="2" table:number-rows-spanned="1"/>
          <table:covered-table-cell table:style-name="ce30"/>
          <table:table-cell table:style-name="ce58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30" table:number-columns-spanned="2" table:number-rows-spanned="1"/>
          <table:covered-table-cell table:style-name="ce30"/>
          <table:table-cell table:style-name="ce58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30" table:number-columns-spanned="2" table:number-rows-spanned="1"/>
          <table:covered-table-cell table:style-name="ce30"/>
          <table:table-cell table:style-name="ce58"/>
          <table:table-cell table:style-name="ce72"/>
          <table:table-cell table:style-name="ce1" table:number-columns-repeated="59"/>
        </table:table-row>
        <table:table-row table:style-name="ro6">
          <table:table-cell table:style-name="ce1"/>
          <table:table-cell table:style-name="ce30" table:number-columns-spanned="2" table:number-rows-spanned="1"/>
          <table:covered-table-cell table:style-name="ce30"/>
          <table:table-cell table:style-name="ce58"/>
          <table:table-cell table:style-name="ce72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a" svg:font-family="Comfortaa"/>
    <style:font-face style:name="Comfortaa Medium2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Comfortaa Medium" svg:font-family="'Comfortaa Mediu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 style:data-style-name="N2" text:time-value="14:23:43.4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7</meta:editing-cycles>
    <meta:editing-duration>PT28M13S</meta:editing-duration>
    <dc:date>2021-03-09T14:40:49.238000000</dc:date>
    <meta:document-statistic meta:table-count="1" meta:cell-count="262" meta:object-count="0"/>
  </office:meta>
</office:document-meta>
</file>